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24e93" officeooo:paragraph-rsid="00024e93"/>
    </style:style>
    <style:style style:name="P2" style:family="paragraph" style:parent-style-name="Standard">
      <style:text-properties officeooo:rsid="00080026" officeooo:paragraph-rsid="00024e93"/>
    </style:style>
    <style:style style:name="P3" style:family="paragraph" style:parent-style-name="Standard">
      <style:text-properties officeooo:rsid="00080026" officeooo:paragraph-rsid="0008be62"/>
    </style:style>
    <style:style style:name="P4" style:family="paragraph" style:parent-style-name="Standard">
      <style:text-properties officeooo:rsid="000aa66b" officeooo:paragraph-rsid="000aa66b"/>
    </style:style>
    <style:style style:name="P5" style:family="paragraph" style:parent-style-name="Standard">
      <style:text-properties officeooo:rsid="000aa66b" officeooo:paragraph-rsid="000c9ac6"/>
    </style:style>
    <style:style style:name="T1" style:family="text">
      <style:text-properties officeooo:rsid="0003deaa"/>
    </style:style>
    <style:style style:name="T2" style:family="text">
      <style:text-properties officeooo:rsid="00054f73"/>
    </style:style>
    <style:style style:name="T3" style:family="text">
      <style:text-properties officeooo:rsid="0008be62"/>
    </style:style>
    <style:style style:name="T4" style:family="text">
      <style:text-properties style:text-position="super 58%" officeooo:rsid="0008be62"/>
    </style:style>
    <style:style style:name="T5" style:family="text">
      <style:text-properties officeooo:rsid="000c9ac6"/>
    </style:style>
    <style:style style:name="T6" style:family="text">
      <style:text-properties officeooo:rsid="000d4907"/>
    </style:style>
    <style:style style:name="T7" style:family="text">
      <style:text-properties officeooo:rsid="000ee0f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iciar Git</text:p>
      <text:p text:style-name="P1"/>
      <text:p text:style-name="P1">Instalar git </text:p>
      <text:p text:style-name="P1"><text:tab/>apt-get install git</text:p>
      <text:p text:style-name="P1"/>
      <text:p text:style-name="P1">Configuraciones globales</text:p>
      <text:p text:style-name="P1"><text:tab/>Crear un usuario global</text:p>
      <text:p text:style-name="P1"><text:tab/><text:tab/>git config --global user.name "odis"</text:p>
      <text:p text:style-name="P1"/>
      <text:p text:style-name="P1"><text:tab/>Correo del usuario global</text:p>
      <text:p text:style-name="P1"><text:tab/><text:tab/>git config --global user.mail "desina10@gmail.com"</text:p>
      <text:p text:style-name="P1"/>
      <text:p text:style-name="P1"><text:tab/>Configurar colores</text:p>
      <text:p text:style-name="P1"><text:tab/><text:tab/>git config --global color.ui true</text:p>
      <text:p text:style-name="P1"/>
      <text:p text:style-name="P1"><text:tab/>Ver el listado de las configuraciones globales</text:p>
      <text:p text:style-name="P1"><text:tab/><text:tab/>git config --global –list</text:p>
      <text:p text:style-name="P1"/>
      <text:p text:style-name="P1">Iniciando con git</text:p>
      <text:p text:style-name="P1"><text:tab/><text:span text:style-name="T1">Iniciar una terminal en el directorio donde se hará el control de versiones</text:span></text:p>
      <text:p text:style-name="P1"><text:tab/>Generar el proyecto</text:p>
      <text:p text:style-name="P1"><text:tab/><text:tab/>git init <text:span text:style-name="T2">(sólo se emplea una vez cuando se inicia el control en el directorio)</text:span></text:p>
      <text:p text:style-name="P1"><text:tab/><text:span text:style-name="T2">Mostrar el estado de los archivos </text:span></text:p>
      <text:p text:style-name="P1"><text:tab/><text:tab/><text:span text:style-name="T2">git status</text:span></text:p>
      <text:p text:style-name="P1"><text:tab/><text:span text:style-name="T2">Agregar un archivo a un estado intermedio</text:span></text:p>
      <text:p text:style-name="P1"><text:tab/><text:tab/>git add intro.html<text:tab/><text:tab/>git add -A agrega todos los archivos incluyendo directorios</text:p>
      <text:p text:style-name="P1"><text:tab/>Guardar los archivos al repositorio y tener control sobre ellos, se debe escribir un mensaje </text:p>
      <text:p text:style-name="P1"><text:tab/><text:tab/>git commit -m “Inicio del control” <text:s/>el mensaje debe ser descriptivo</text:p>
      <text:p text:style-name="P2"><text:tab/><text:span text:style-name="T3">Crear una rama </text:span></text:p>
      <text:p text:style-name="P2"><text:tab/><text:tab/><text:span text:style-name="T3">git branch ramaPrueba</text:span></text:p>
      <text:p text:style-name="P2"><text:tab/><text:span text:style-name="T3">Cambiarse de rama</text:span></text:p>
      <text:p text:style-name="P2"><text:tab/><text:tab/><text:span text:style-name="T3">git checkout ramaPrueba</text:span></text:p>
      <text:p text:style-name="P2"><text:tab/><text:span text:style-name="T3">Regresar a la rama master</text:span></text:p>
      <text:p text:style-name="P2"><text:tab/><text:tab/><text:span text:style-name="T3">git checkout master</text:span></text:p>
      <text:p text:style-name="P2"><text:tab/><text:span text:style-name="T3">Saber en qué rama nos encontramos</text:span></text:p>
      <text:p text:style-name="P2"><text:tab/><text:tab/><text:span text:style-name="T3">git branch</text:span></text:p>
      <text:p text:style-name="P2"><text:tab/><text:span text:style-name="T3">Saber cuántas versiones se tienen en el control</text:span></text:p>
      <text:p text:style-name="P2"><text:tab/><text:tab/><text:span text:style-name="T3">git log</text:span></text:p>
      <text:p text:style-name="P2"><text:tab/><text:span text:style-name="T3">Borrar una versión del control</text:span></text:p>
      <text:p text:style-name="P3"><text:tab/><text:tab/><text:span text:style-name="T3">git checkout 23824cfd02511855700f7a9a40febd784237351</text:span><text:span text:style-name="T4"> </text:span><text:span text:style-name="T3">(código del commit)</text:span></text:p>
      <text:p text:style-name="P2"><text:tab/><text:span text:style-name="T3">Borrar una rama </text:span></text:p>
      <text:p text:style-name="P2"><text:tab/><text:tab/><text:span text:style-name="T3">git branch -D ramaPrueba</text:span></text:p>
      <text:p text:style-name="P2"><text:tab/><text:span text:style-name="T3">Unir una rama con master (la rama master debe ser la activa)</text:span></text:p>
      <text:p text:style-name="P2"><text:tab/><text:tab/><text:span text:style-name="T3">git merge ramaPrueba</text:span></text:p>
      <text:p text:style-name="P1"/>
      <text:p text:style-name="P4">Enlazando con gitHub</text:p>
      <text:p text:style-name="P4"><text:tab/>Crear una cuenta en gitHub</text:p>
      <text:p text:style-name="P4"><text:tab/>Generar un nuevo repositorio en github</text:p>
      <text:p text:style-name="P4"><text:tab/>copiar la liga que tiene la siguiente forma <text:a xlink:type="simple" xlink:href="https://github.com/Odipe/4router.git" text:style-name="Internet_20_link" text:visited-style-name="Visited_20_Internet_20_Link">https://github.com/Odipe/4router.git</text:a></text:p>
      <text:p text:style-name="P4"><text:soft-page-break/><text:tab/>En una terminal donde se encuentra nuestro proyecto gestionado por git <text:s/></text:p>
      <text:p text:style-name="P4"><text:tab/><text:tab/>git remote add origin <text:a xlink:type="simple" xlink:href="https://github.com/Odipe/4router.git" text:style-name="Internet_20_link" text:visited-style-name="Visited_20_Internet_20_Link">https://github.com/Odipe/4router.git</text:a></text:p>
      <text:p text:style-name="P4"><text:tab/><text:span text:style-name="T5">Verificar que los repositorios se enlazaron</text:span></text:p>
      <text:p text:style-name="P5"><text:tab/><text:tab/>git remote -<text:span text:style-name="T5">v</text:span></text:p>
      <text:p text:style-name="P4"><text:tab/><text:span text:style-name="T6">Quitar la conexión </text:span></text:p>
      <text:p text:style-name="P4"><text:tab/><text:tab/><text:span text:style-name="T6">git remote remove origin</text:span></text:p>
      <text:p text:style-name="P4"><text:tab/><text:span text:style-name="T7">Pasar el repositorio local a GitHub (puede ser también una rama)</text:span></text:p>
      <text:p text:style-name="P4"><text:tab/><text:tab/><text:span text:style-name="T7">git push origin master <text:s text:c="2"/>solicita el usuario y la contraseña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9T14:17:12.552999777</meta:creation-date>
    <dc:date>2017-10-23T13:38:13.802368418</dc:date>
    <meta:editing-duration>PT1H42M36S</meta:editing-duration>
    <meta:editing-cycles>13</meta:editing-cycles>
    <meta:generator>LibreOffice/5.1.6.2$Linux_X86_64 LibreOffice_project/10m0$Build-2</meta:generator>
    <meta:document-statistic meta:table-count="0" meta:image-count="0" meta:object-count="0" meta:page-count="2" meta:paragraph-count="50" meta:word-count="283" meta:character-count="1857" meta:non-whitespace-character-count="1551"/>
  </office:meta>
</office:document-meta>
</file>